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/>
    </style:style>
    <style:style style:name="T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3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6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7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8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9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0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1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2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3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4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5" style:parent-style-name="Normal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7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2" style:parent-style-name="Normal" style:list-style-name="LFO2" style:family="paragraph">
      <style:text-properties style:font-name="Calibri" style:font-name-complex="Calibri" fo:font-weight="bold" style:font-weight-asian="bold" style:font-weight-complex="bold"/>
    </style:style>
    <style:style style:name="P23" style:parent-style-name="Normal" style:list-style-name="LFO2" style:family="paragraph">
      <style:text-properties style:font-name="Calibri" style:font-name-complex="Calibri" fo:font-weight="bold" style:font-weight-asian="bold" style:font-weight-complex="bold"/>
    </style:style>
    <style:style style:name="P24" style:parent-style-name="Normal" style:list-style-name="LFO2" style:family="paragraph">
      <style:text-properties style:font-name="Calibri" style:font-name-complex="Calibri" fo:font-weight="bold" style:font-weight-asian="bold" style:font-weight-complex="bold"/>
    </style:style>
    <style:style style:name="T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7" style:parent-style-name="Normal" style:list-style-name="LFO3" style:family="paragraph">
      <style:text-properties style:font-name="Calibri" style:font-name-complex="Calibri" fo:font-weight="bold" style:font-weight-asian="bold" style:font-weight-complex="bold"/>
    </style:style>
    <style:style style:name="P28" style:parent-style-name="Normal" style:list-style-name="LFO3" style:family="paragraph">
      <style:text-properties style:font-name="Calibri" style:font-name-complex="Calibri" fo:font-weight="bold" style:font-weight-asian="bold" style:font-weight-complex="bold"/>
    </style:style>
    <style:style style:name="P29" style:parent-style-name="Normal" style:list-style-name="LFO3" style:family="paragraph">
      <style:text-properties style:font-name="Calibri" style:font-name-complex="Calibri"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32" style:parent-style-name="Normal" style:list-style-name="LFO4" style:family="paragraph">
      <style:text-properties style:font-name="Calibri" style:font-name-complex="Calibri" fo:font-weight="bold" style:font-weight-asian="bold" style:font-weight-complex="bold"/>
    </style:style>
    <style:style style:name="P33" style:parent-style-name="Normal" style:list-style-name="LFO4" style:family="paragraph">
      <style:text-properties style:font-name="Calibri" style:font-name-complex="Calibri" fo:font-weight="bold" style:font-weight-asian="bold" style:font-weight-complex="bold"/>
    </style:style>
    <style:style style:name="P34" style:parent-style-name="Normal" style:list-style-name="LFO4" style:family="paragraph">
      <style:text-properties style:font-name="Calibri" style:font-name-complex="Calibri" fo:font-weight="bold" style:font-weight-asian="bold" style:font-weight-complex="bold"/>
    </style:style>
    <style:style style:name="T3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36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39" style:parent-style-name="Normal" style:list-style-name="LFO5" style:family="paragraph">
      <style:text-properties style:font-name="Calibri" style:font-name-complex="Calibri" fo:font-weight="bold" style:font-weight-asian="bold" style:font-weight-complex="bold"/>
    </style:style>
    <style:style style:name="P40" style:parent-style-name="Normal" style:list-style-name="LFO5" style:family="paragraph">
      <style:text-properties style:font-name="Calibri" style:font-name-complex="Calibri" fo:font-weight="bold" style:font-weight-asian="bold" style:font-weight-complex="bold"/>
    </style:style>
    <style:style style:name="P41" style:parent-style-name="Normal" style:list-style-name="LFO5" style:family="paragraph">
      <style:text-properties style:font-name="Calibri" style:font-name-complex="Calibri" fo:font-weight="bold" style:font-weight-asian="bold" style:font-weight-complex="bold"/>
    </style:style>
    <style:style style:name="P42" style:parent-style-name="Normal" style:list-style-name="LFO5" style:family="paragraph">
      <style:text-properties style:font-name="Calibri" style:font-name-complex="Calibri" fo:font-weight="bold" style:font-weight-asian="bold" style:font-weight-complex="bold"/>
    </style:style>
    <style:style style:name="P43" style:parent-style-name="Normal" style:list-style-name="LFO5" style:family="paragraph">
      <style:text-properties style:font-name="Calibri" style:font-name-complex="Calibri" fo:font-weight="bold" style:font-weight-asian="bold" style:font-weight-complex="bold"/>
    </style:style>
    <style:style style:name="T4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45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48" style:parent-style-name="Normal" style:list-style-name="LFO6" style:family="paragraph">
      <style:text-properties style:font-name="Calibri" style:font-name-complex="Calibri" fo:font-weight="bold" style:font-weight-asian="bold" style:font-weight-complex="bold"/>
    </style:style>
    <style:style style:name="P49" style:parent-style-name="Normal" style:list-style-name="LFO6" style:family="paragraph">
      <style:text-properties style:font-name="Calibri" style:font-name-complex="Calibri" fo:font-weight="bold" style:font-weight-asian="bold" style:font-weight-complex="bold"/>
    </style:style>
    <style:style style:name="P50" style:parent-style-name="Normal" style:list-style-name="LFO6" style:family="paragraph">
      <style:text-properties style:font-name="Calibri" style:font-name-complex="Calibri" fo:font-weight="bold" style:font-weight-asian="bold" style:font-weight-complex="bold"/>
    </style:style>
    <style:style style:name="P51" style:parent-style-name="Normal" style:list-style-name="LFO6" style:family="paragraph">
      <style:text-properties style:font-name="Calibri" style:font-name-complex="Calibri" fo:font-weight="bold" style:font-weight-asian="bold" style:font-weight-complex="bold"/>
    </style:style>
    <style:style style:name="T5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53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56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P57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P58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P59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P60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P61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P62" style:parent-style-name="Normal" style:list-style-name="LFO7" style:family="paragraph">
      <style:text-properties style:font-name="Calibri" style:font-name-complex="Calibri" fo:font-weight="bold" style:font-weight-asian="bold" style:font-weight-complex="bold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6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67" style:parent-style-name="Normal" style:list-style-name="LFO8" style:family="paragraph">
      <style:text-properties style:font-name="Calibri" style:font-name-complex="Calibri" fo:font-weight="bold" style:font-weight-asian="bold" style:font-weight-complex="bold"/>
    </style:style>
    <style:style style:name="P68" style:parent-style-name="Normal" style:list-style-name="LFO8" style:family="paragraph">
      <style:text-properties style:font-name="Calibri" style:font-name-complex="Calibri" fo:font-weight="bold" style:font-weight-asian="bold" style:font-weight-complex="bold"/>
    </style:style>
    <style:style style:name="P69" style:parent-style-name="Normal" style:list-style-name="LFO8" style:family="paragraph">
      <style:text-properties style:font-name="Calibri" style:font-name-complex="Calibri" fo:font-weight="bold" style:font-weight-asian="bold" style:font-weight-complex="bold"/>
    </style:style>
    <style:style style:name="P70" style:parent-style-name="Normal" style:list-style-name="LFO8" style:family="paragraph">
      <style:text-properties style:font-name="Calibri" style:font-name-complex="Calibri" fo:font-weight="bold" style:font-weight-asian="bold" style:font-weight-complex="bold"/>
    </style:style>
    <style:style style:name="T7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7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75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P76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P77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P78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P79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P80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P81" style:parent-style-name="Normal" style:list-style-name="LFO9" style:family="paragraph">
      <style:text-properties style:font-name="Calibri" style:font-name-complex="Calibri" fo:font-weight="bold" style:font-weight-asian="bold" style:font-weight-complex="bold"/>
    </style:style>
    <style:style style:name="T8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83" style:parent-style-name="Normal" style:family="paragraph">
      <style:text-properties style:font-name="Calibri" style:font-name-complex="Calibri" fo:font-weight="bold" style:font-weight-asian="bold" style:font-weight-complex="bold" text:display="none"/>
    </style:style>
    <style:style style:name="T8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85" style:parent-style-name="Normal" style:family="paragraph">
      <style:text-properties style:font-name="Calibri" style:font-name-complex="Calibri" fo:font-weight="bold" style:font-weight-asian="bold" style:font-weight-complex="bold" text:display="none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Final Year Project Roadmap: Movie Recommendation System</text:p>
      <text:p text:style-name="Normal"><text:span text:style-name="T2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span></text:p>
      <text:p text:style-name="P3">Phase 1: Dataset Preparation &amp; EDA</text:p>
      <text:p text:style-name="Normal"><text:span text:style-name="T4">📍</text:span><text:span text:style-name="T5"><text:s/>Goal: Understand the data and prepare it for modeling</text:span></text:p>
      <text:list text:style-name="LFO1" text:continue-numbering="true">
        <text:list-item>
          <text:p text:style-name="P6">Load the MovieLens Dataset (movies.csv, ratings.csv, users.csv if available)</text:p>
        </text:list-item>
        <text:list-item>
          <text:p text:style-name="P7">Explore the data:</text:p>
          <text:list text:continue-numbering="true">
            <text:list-item>
              <text:p text:style-name="P8">Check for missing values, duplicates</text:p>
            </text:list-item>
            <text:list-item>
              <text:p text:style-name="P9">Identify number of unique users, movies, genres</text:p>
            </text:list-item>
            <text:list-item>
              <text:p text:style-name="P10">Plot: distribution of ratings, most-rated movies, most active users</text:p>
            </text:list-item>
          </text:list>
        </text:list-item>
        <text:list-item>
          <text:p text:style-name="P11">Preprocess:</text:p>
          <text:list text:continue-numbering="true">
            <text:list-item>
              <text:p text:style-name="P12">Convert timestamps to datetime</text:p>
            </text:list-item>
            <text:list-item>
              <text:p text:style-name="P13">Create a genre matrix (multi-hot encoding)</text:p>
            </text:list-item>
            <text:list-item>
              <text:p text:style-name="P14">Merge movies.csv and ratings.csv as needed</text:p>
            </text:list-item>
            <text:list-item>
              <text:p text:style-name="P15">Normalize ratings if needed (e.g., mean-centering for collaborative filtering)</text:p>
            </text:list-item>
          </text:list>
        </text:list-item>
      </text:list>
      <text:p text:style-name="Normal"><text:span text:style-name="T16"><draw:custom-shape svg:x="0in" svg:y="0in" svg:width="43.5597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span></text:p>
      <text:p text:style-name="P17">Phase 2: Build Recommendation Models</text:p>
      <text:p text:style-name="Normal"><text:span text:style-name="T18">📍</text:span><text:span text:style-name="T19"><text:s/>Goal: Implement and evaluate 3 techniques</text:span></text:p>
      <text:p text:style-name="Normal"><text:span text:style-name="T20">🔸</text:span><text:span text:style-name="T21"><text:s/>1. Content-Based Filtering</text:span></text:p>
      <text:list text:style-name="LFO2" text:continue-numbering="true">
        <text:list-item>
          <text:p text:style-name="P22">Use movie metadata (genre, title, tags)</text:p>
        </text:list-item>
        <text:list-item>
          <text:p text:style-name="P23">Represent movies using TF-IDF / genre vectors</text:p>
        </text:list-item>
        <text:list-item>
          <text:p text:style-name="P24">Recommend movies similar to those user rated highly</text:p>
        </text:list-item>
      </text:list>
      <text:p text:style-name="Normal"><text:span text:style-name="T25">🔸</text:span><text:span text:style-name="T26"><text:s/>2. Collaborative Filtering</text:span></text:p>
      <text:list text:style-name="LFO3" text:continue-numbering="true">
        <text:list-item>
          <text:p text:style-name="P27">Memory-based method (User-User or Item-Item k-NN)</text:p>
        </text:list-item>
        <text:list-item>
          <text:p text:style-name="P28">Use cosine_similarity or Pearson correlation on rating matrix</text:p>
        </text:list-item>
        <text:list-item>
          <text:p text:style-name="P29">Recommend based on similar users/items</text:p>
        </text:list-item>
      </text:list>
      <text:p text:style-name="Normal"><text:span text:style-name="T30">🔸</text:span><text:span text:style-name="T31"><text:s/>3. Matrix Factorization</text:span></text:p>
      <text:list text:style-name="LFO4" text:continue-numbering="true">
        <text:list-item>
          <text:p text:style-name="P32">Model-based approach (e.g., SVD / SVD++ / FunkSVD / NMF)</text:p>
        </text:list-item>
        <text:list-item>
          <text:p text:style-name="P33">Decompose rating matrix into latent features</text:p>
        </text:list-item>
        <text:list-item>
          <text:p text:style-name="P34">Use Surprise library or implement using scikit-learn</text:p>
        </text:list-item>
      </text:list>
      <text:p text:style-name="Normal"><text:span text:style-name="T35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span></text:p>
      <text:p text:style-name="P36">Phase 3: Model Evaluation</text:p>
      <text:p text:style-name="Normal"><text:span text:style-name="T37">📍</text:span><text:span text:style-name="T38"><text:s/>Goal: Compare models using metrics</text:span></text:p>
      <text:list text:style-name="LFO5" text:continue-numbering="true">
        <text:list-item>
          <text:p text:style-name="P39">Split data into Train/Test (e.g., 80/20)</text:p>
        </text:list-item>
        <text:list-item>
          <text:p text:style-name="P40">Use metrics:</text:p>
          <text:list text:continue-numbering="true">
            <text:list-item>
              <text:p text:style-name="P41">RMSE (for rating prediction)</text:p>
            </text:list-item>
            <text:list-item>
              <text:p text:style-name="P42">Precision@k / Recall@k (for Top-N recommendation)</text:p>
            </text:list-item>
          </text:list>
        </text:list-item>
        <text:list-item>
          <text:p text:style-name="P43">Plot model comparisons (bar charts, tables)</text:p>
        </text:list-item>
      </text:list>
      <text:p text:style-name="Normal"><text:span text:style-name="T44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span></text:p>
      <text:p text:style-name="P45">Phase 4: Visualizations</text:p>
      <text:p text:style-name="Normal"><text:span text:style-name="T46">📍</text:span><text:span text:style-name="T47"><text:s/>Goal: Visual insights for users and system behavior</text:span></text:p>
      <text:list text:style-name="LFO6" text:continue-numbering="true">
        <text:list-item>
          <text:p text:style-name="P48">Heatmap of user-movie rating matrix (sparse matrix visual)</text:p>
        </text:list-item>
        <text:list-item>
          <text:p text:style-name="P49">Clustering users based on preferences using KMeans/t-SNE</text:p>
        </text:list-item>
        <text:list-item>
          <text:p text:style-name="P50">Genre popularity over time</text:p>
        </text:list-item>
        <text:list-item>
          <text:p text:style-name="P51">Correlation plots between movie features and ratings</text:p>
        </text:list-item>
      </text:list>
      <text:p text:style-name="Normal"><text:span text:style-name="T52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53">Phase 5: Build User Interface</text:p>
      <text:p text:style-name="Normal"><text:span text:style-name="T54">📍</text:span><text:span text:style-name="T55"><text:s/>Goal: Allow interaction with the system</text:span></text:p>
      <text:list text:style-name="LFO7" text:continue-numbering="true">
        <text:list-item>
          <text:p text:style-name="P56">Use Streamlit / Flask for a simple web app</text:p>
        </text:list-item>
        <text:list-item>
          <text:p text:style-name="P57">User can:</text:p>
          <text:list text:continue-numbering="true">
            <text:list-item>
              <text:p text:style-name="P58">Log in (or simulate a user)</text:p>
            </text:list-item>
            <text:list-item>
              <text:p text:style-name="P59">See recommended movies</text:p>
            </text:list-item>
            <text:list-item>
              <text:p text:style-name="P60">Provide new ratings</text:p>
            </text:list-item>
          </text:list>
        </text:list-item>
        <text:list-item>
          <text:p text:style-name="P61">Display movie posters (via TMDb API) and summaries</text:p>
        </text:list-item>
        <text:list-item>
          <text:p text:style-name="P62">Show recommendations dynamically based on model</text:p>
        </text:list-item>
      </text:list>
      <text:p text:style-name="Normal"><text:span text:style-name="T63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span></text:p>
      <text:p text:style-name="P64">Phase 6: Model Selection &amp; Deployment</text:p>
      <text:soft-page-break/>
      <text:p text:style-name="Normal"><text:span text:style-name="T65">📍</text:span><text:span text:style-name="T66"><text:s/>Goal: Choose the best model and prepare for use</text:span></text:p>
      <text:list text:style-name="LFO8" text:continue-numbering="true">
        <text:list-item>
          <text:p text:style-name="P67">Pick the model with best overall performance (e.g., lowest RMSE + good Top-N)</text:p>
        </text:list-item>
        <text:list-item>
          <text:p text:style-name="P68">Integrate into UI</text:p>
        </text:list-item>
        <text:list-item>
          <text:p text:style-name="P69">Save model artifacts using joblib or pickle</text:p>
        </text:list-item>
        <text:list-item>
          <text:p text:style-name="P70">Optional: deploy using Streamlit Sharing / Render / Heroku</text:p>
        </text:list-item>
      </text:list>
      <text:p text:style-name="Normal"><text:span text:style-name="T71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span></text:p>
      <text:p text:style-name="P72">Phase 7: Final Report &amp; Documentation</text:p>
      <text:p text:style-name="Normal"><text:span text:style-name="T73">📍</text:span><text:span text:style-name="T74"><text:s/>Goal: Complete academic and technical deliverables</text:span></text:p>
      <text:list text:style-name="LFO9" text:continue-numbering="true">
        <text:list-item>
          <text:p text:style-name="P75">Document:</text:p>
          <text:list text:continue-numbering="true">
            <text:list-item>
              <text:p text:style-name="P76">Data preprocessing</text:p>
            </text:list-item>
            <text:list-item>
              <text:p text:style-name="P77">Model implementations and results</text:p>
            </text:list-item>
            <text:list-item>
              <text:p text:style-name="P78">Visualizations</text:p>
            </text:list-item>
            <text:list-item>
              <text:p text:style-name="P79">UI screenshots</text:p>
            </text:list-item>
            <text:list-item>
              <text:p text:style-name="P80">Challenges and future improvements</text:p>
            </text:list-item>
          </text:list>
        </text:list-item>
        <text:list-item>
          <text:p text:style-name="P81">Include references, diagrams, and pseudocode</text:p>
        </text:list-item>
      </text:list>
      <text:p text:style-name="Normal"><text:span text:style-name="T82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span></text:p>
      <text:p text:style-name="P83">Top of Form</text:p>
      <text:p text:style-name="Normal"><text:span text:style-name="T84"/></text:p>
      <text:p text:style-name="P85">Bottom of For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Adnan Javed [Student-PECS]</meta:initial-creator>
    <dc:creator>Muhammad Adnan Javed [Student-PECS]</dc:creator>
    <meta:creation-date>2025-01-31T00:42:00Z</meta:creation-date>
    <dc:date>2025-03-29T11:01:00Z</dc:date>
    <meta:template xlink:href="Normal" xlink:type="simple"/>
    <meta:editing-cycles>8</meta:editing-cycles>
    <meta:editing-duration>PT0S</meta:editing-duration>
    <meta:document-statistic meta:page-count="3" meta:paragraph-count="5" meta:word-count="392" meta:character-count="2623" meta:row-count="18" meta:non-whitespace-character-count="2236"/>
  </office:meta>
</office:document-meta>
</file>